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9cm"/>
    </style:style>
    <style:style style:name="co3" style:family="table-column">
      <style:table-column-properties fo:break-before="auto" style:column-width="18.112cm"/>
    </style:style>
    <style:style style:name="co4" style:family="table-column">
      <style:table-column-properties fo:break-before="auto" style:column-width="4.6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se de datos del RETC</text:p>
          </table:table-cell>
          <table:table-cell office:value-type="string" calcext:value-type="string">
            <text:p>Data curation of the reporting, pollutant release and transfer register systems of Mexico for 2004 to 2023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Analisis de Cancer de mama y Arsénico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Analisis de sustancias IARC vs Mortali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iblioteca de Ku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Kulla-Python para procesa RETC caso de estudi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1:32:03.362904356</meta:creation-date>
    <meta:generator>LibreOffice/7.3.7.2$Linux_X86_64 LibreOffice_project/30$Build-2</meta:generator>
    <dc:date>2024-02-14T16:35:36.079237945</dc:date>
    <meta:editing-duration>PT1H53M2S</meta:editing-duration>
    <meta:editing-cycles>2</meta:editing-cycles>
    <meta:document-statistic meta:table-count="1" meta:cell-count="11" meta:object-count="0"/>
  </office:meta>
</office:document-meta>
</file>